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16.75cm" fo:min-width="17.563cm" fo:wrap-option="wrap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14.188cm" fo:min-width="14.875cm" fo:wrap-option="wrap" loext:decorative="false"/>
    </style:style>
    <style:style style:name="gr3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3.463cm" fo:min-width="4.021cm" fo:padding-top="0.375cm" fo:padding-bottom="0.375cm" fo:padding-left="0.5cm" fo:padding-right="0.5cm" fo:wrap-option="wrap" loext:decorative="false"/>
    </style:style>
    <style:style style:name="gr4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3.738cm" fo:min-width="4.021cm" fo:padding-top="0.375cm" fo:padding-bottom="0.375cm" fo:padding-left="0.5cm" fo:padding-right="0.5cm" fo:wrap-option="wrap" loext:decorative="false"/>
    </style:style>
    <style:style style:name="gr5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8.125cm" fo:min-width="8.121cm" fo:padding-top="0.375cm" fo:padding-bottom="0.375cm" fo:padding-left="0.5cm" fo:padding-right="0.5cm" fo:wrap-option="wrap" loext:decorative="false"/>
    </style:style>
    <style:style style:name="gr6" style:family="graphic" style:parent-style-name="standard">
      <style:graphic-properties svg:stroke-width="0.2cm" svg:stroke-color="#ffffff" draw:marker-start-width="0.5cm" draw:marker-end-width="0.5cm" draw:fill="none" loext:fill-use-slide-background="false" draw:textarea-horizontal-align="justify" draw:textarea-vertical-align="middle" draw:auto-grow-height="false" fo:min-height="4.385cm" fo:min-width="4.135cm" fo:padding-top="0.225cm" fo:padding-bottom="0.225cm" fo:padding-left="0.35cm" fo:padding-right="0.35cm" fo:wrap-option="wrap" loext:decorative="false"/>
    </style:style>
    <style:style style:name="gr7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3.463cm" fo:min-width="8.125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63cm" svg:height="17cm" svg:x="1.562cm" svg:y="4.6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375cm" svg:height="14.438cm" svg:x="2.937cm" svg:y="5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21cm" svg:height="4.213cm" svg:x="12.6cm" svg:y="6.5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21cm" svg:height="4.488cm" svg:x="12.6cm" svg:y="1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21cm" svg:height="4.213cm" svg:x="12.6cm" svg:y="15.4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21cm" svg:height="8.875cm" svg:x="3.5cm" svg:y="6.5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837cm" svg:height="6.837cm" svg:x="4.601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9.125cm" svg:height="4.213cm" svg:x="3.5cm" svg:y="15.4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17:38.145595783</meta:creation-date>
    <dc:date>2024-05-11T17:37:13.147886629</dc:date>
    <meta:editing-duration>PT5M58S</meta:editing-duration>
    <meta:editing-cycles>2</meta:editing-cycles>
    <meta:generator>LibreOffice/24.2.2.2$MacOSX_X86_64 LibreOffice_project/d56cc158d8a96260b836f100ef4b4ef25d6f1a01</meta:generator>
    <meta:document-statistic meta:object-count="8"/>
  </office:meta>
</office:document-meta>
</file>